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c832" officeooo:paragraph-rsid="000cc832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weight="bold" officeooo:rsid="001575a3" officeooo:paragraph-rsid="001575a3" fo:background-color="transparent" style:font-weight-asian="bold" style:font-weight-complex="bold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1de2c3" officeooo:paragraph-rsid="001de2c3" fo:background-color="transparent" style:font-weight-asian="bold" style:font-weight-complex="bold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21b835" officeooo:paragraph-rsid="0021b835" fo:background-color="transparent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27f45b" officeooo:paragraph-rsid="0027f45b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bold" officeooo:rsid="001ab4f0" officeooo:paragraph-rsid="001ab4f0" fo:background-color="#ed1c2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bold" officeooo:rsid="001d9d74" officeooo:paragraph-rsid="001d9d74" fo:background-color="#fff2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bold" officeooo:rsid="00294225" officeooo:paragraph-rsid="00294225" fo:background-color="#f5822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bold" officeooo:rsid="002af2ad" officeooo:paragraph-rsid="002af2ad" fo:background-color="#f5822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ef413d" fo:font-weight="bold" officeooo:rsid="000cc832" officeooo:paragraph-rsid="000cc832" fo:background-color="#65c29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3715a" fo:font-weight="bold" officeooo:rsid="001a4d8b" officeooo:paragraph-rsid="001a4d8b" fo:background-color="#fff200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fbdbf" officeooo:paragraph-rsid="001fbdbf" fo:background-color="#72bf44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34021" officeooo:paragraph-rsid="00234021" fo:background-color="transparent"/>
    </style:style>
    <style:style style:name="P1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cc832" officeooo:paragraph-rsid="000cc832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cc832" officeooo:paragraph-rsid="000cc832"/>
    </style:style>
    <style:style style:name="P16" style:family="paragraph" style:parent-style-name="Standard" style:list-style-name="L2">
      <style:paragraph-properties fo:text-align="start" style:justify-single-word="false"/>
      <style:text-properties fo:color="#ce181e" officeooo:rsid="000f07b7" officeooo:paragraph-rsid="000f07b7"/>
    </style:style>
    <style:style style:name="P17" style:family="paragraph" style:parent-style-name="Standard">
      <style:paragraph-properties fo:text-align="center" style:justify-single-word="false"/>
      <style:text-properties fo:color="#ce181e" officeooo:rsid="000cc832" officeooo:paragraph-rsid="000cc832"/>
    </style:style>
    <style:style style:name="P18" style:family="paragraph" style:parent-style-name="Standard">
      <style:paragraph-properties fo:text-align="center" style:justify-single-word="false"/>
      <style:text-properties fo:color="#ce181e" officeooo:rsid="002d3638" officeooo:paragraph-rsid="002d3638"/>
    </style:style>
    <style:style style:name="P19" style:family="paragraph" style:parent-style-name="Standard">
      <style:paragraph-properties fo:text-align="start" style:justify-single-word="false"/>
      <style:text-properties fo:color="#ce181e" officeooo:rsid="002d3638" officeooo:paragraph-rsid="002d3638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fo:font-weight="bold" officeooo:rsid="0025926f" officeooo:paragraph-rsid="0025926f" fo:background-color="#f58220" style:font-weight-asian="bold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use-window-font-color="true" officeooo:rsid="000f07b7" officeooo:paragraph-rsid="00107c5d"/>
    </style:style>
    <style:style style:name="P22" style:family="paragraph" style:parent-style-name="Standard" style:list-style-name="L2">
      <style:paragraph-properties fo:text-align="start" style:justify-single-word="false"/>
      <style:text-properties style:use-window-font-color="true" officeooo:rsid="00107c5d" officeooo:paragraph-rsid="00107c5d"/>
    </style:style>
    <style:style style:name="P23" style:family="paragraph" style:parent-style-name="Standard" style:list-style-name="L3">
      <style:paragraph-properties fo:text-align="start" style:justify-single-word="false"/>
      <style:text-properties style:use-window-font-color="true" fo:font-weight="bold" officeooo:rsid="0010a726" officeooo:paragraph-rsid="0010a726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weight="bold" officeooo:rsid="0010a726" officeooo:paragraph-rsid="0010a726" fo:background-color="transparent" style:font-weight-asian="bold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style:use-window-font-color="true" fo:font-weight="bold" officeooo:rsid="001575a3" officeooo:paragraph-rsid="001575a3" fo:background-color="transparent" style:font-weight-asian="bold" style:font-weight-complex="bold"/>
    </style:style>
    <style:style style:name="P26" style:family="paragraph" style:parent-style-name="Standard" style:list-style-name="L5">
      <style:paragraph-properties fo:text-align="start" style:justify-single-word="false"/>
      <style:text-properties style:use-window-font-color="true" fo:font-weight="bold" officeooo:rsid="001a4d8b" officeooo:paragraph-rsid="001a4d8b" fo:background-color="transparent" style:font-weight-asian="bold" style:font-weight-complex="bold"/>
    </style:style>
    <style:style style:name="P27" style:family="paragraph" style:parent-style-name="Standard" style:list-style-name="L6">
      <style:paragraph-properties fo:text-align="start" style:justify-single-word="false"/>
      <style:text-properties style:use-window-font-color="true" fo:font-weight="bold" officeooo:rsid="001d9d74" officeooo:paragraph-rsid="001d9d74" fo:background-color="transparent" style:font-weight-asian="bold" style:font-weight-complex="bold"/>
    </style:style>
    <style:style style:name="P2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1de2c3" officeooo:paragraph-rsid="001de2c3" fo:background-color="transparent" style:font-weight-asian="bold" style:font-weight-complex="bold"/>
    </style:style>
    <style:style style:name="P2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25926f" officeooo:paragraph-rsid="00267afa" fo:background-color="transparent" style:font-weight-asian="bold" style:font-weight-complex="bold"/>
    </style:style>
    <style:style style:name="P30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25926f" officeooo:paragraph-rsid="0026c19a" fo:background-color="transparent" style:font-weight-asian="bold" style:font-weight-complex="bold"/>
    </style:style>
    <style:style style:name="P31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27f45b" officeooo:paragraph-rsid="0027f45b" fo:background-color="transparent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weight="bold" officeooo:rsid="002eb397" officeooo:paragraph-rsid="002eb397" fo:background-color="transparent" style:font-weight-asian="bold" style:font-weight-complex="bold"/>
    </style:style>
    <style:style style:name="P33" style:family="paragraph" style:parent-style-name="Standard" style:list-style-name="L6">
      <style:paragraph-properties fo:text-align="start" style:justify-single-word="false"/>
      <style:text-properties style:use-window-font-color="true" fo:font-weight="bold" officeooo:rsid="001d9d74" officeooo:paragraph-rsid="001d9d74" fo:background-color="#72bf44" style:font-weight-asian="bold" style:font-weight-complex="bold"/>
    </style:style>
    <style:style style:name="P34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25926f" officeooo:paragraph-rsid="0026c19a" fo:background-color="#fff200" style:font-weight-asian="bold" style:font-weight-complex="bold"/>
    </style:style>
    <style:style style:name="P3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use-window-font-color="true" fo:font-weight="bold" officeooo:rsid="0026c19a" officeooo:paragraph-rsid="0026c19a" fo:background-color="#fff200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weight="bold" officeooo:rsid="0010a726" officeooo:paragraph-rsid="0010a726" fo:background-color="#65c29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weight="bold" officeooo:rsid="002eb397" officeooo:paragraph-rsid="002eb397" fo:background-color="#f58220" style:font-weight-asian="bold" style:font-weight-complex="bold"/>
    </style:style>
    <style:style style:name="P38" style:family="paragraph" style:parent-style-name="Standard" style:list-style-name="L3">
      <style:paragraph-properties fo:text-align="start" style:justify-single-word="false"/>
      <style:text-properties style:use-window-font-color="true" fo:font-weight="normal" officeooo:rsid="0011fdcf" officeooo:paragraph-rsid="002db1ce" fo:background-color="transparent" style:font-weight-asian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use-window-font-color="true" fo:font-weight="normal" officeooo:rsid="0013ceb9" officeooo:paragraph-rsid="002da16a" fo:background-color="transparen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font-weight="normal" officeooo:rsid="0013ceb9" officeooo:paragraph-rsid="002da16a" fo:background-color="#00a65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font-weight="normal" officeooo:rsid="002da16a" officeooo:paragraph-rsid="002da16a" fo:background-color="#00a65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font-weight="normal" officeooo:rsid="002db1ce" officeooo:paragraph-rsid="002db1ce" fo:background-color="#00a65d" style:font-weight-asian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officeooo:rsid="00107c5d" officeooo:paragraph-rsid="00107c5d"/>
    </style:style>
    <style:style style:name="P44" style:family="paragraph" style:parent-style-name="Standard" style:list-style-name="L4">
      <style:paragraph-properties fo:text-align="start" style:justify-single-word="false"/>
      <style:text-properties fo:color="#f3715a" fo:font-weight="bold" officeooo:rsid="00190afb" officeooo:paragraph-rsid="00190afb" fo:background-color="transparent" style:font-weight-asian="bold" style:font-weight-complex="bold"/>
    </style:style>
    <style:style style:name="P45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rsid="001de2c3" officeooo:paragraph-rsid="001de2c3"/>
    </style:style>
    <style:style style:name="P46" style:family="paragraph" style:parent-style-name="Standard">
      <style:paragraph-properties fo:text-align="start" style:justify-single-word="false"/>
      <style:text-properties fo:color="#ef413d" fo:font-weight="bold" officeooo:rsid="000cc832" officeooo:paragraph-rsid="000cc832" fo:background-color="#65c295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ef413d" fo:font-weight="bold" officeooo:rsid="002d3638" officeooo:paragraph-rsid="002d3638" fo:background-color="transparent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ef413d" fo:font-size="14pt" fo:font-weight="bold" officeooo:rsid="0010a726" officeooo:paragraph-rsid="0010a726" fo:background-color="#00a65d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34021" officeooo:paragraph-rsid="00234021" fo:background-color="transparent"/>
    </style:style>
    <style:style style:name="P50" style:family="paragraph" style:parent-style-name="Standard" style:list-style-name="L7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/>
      <style:text-properties style:use-window-font-color="true" fo:font-weight="bold" officeooo:rsid="001d9d74" officeooo:paragraph-rsid="001d9d74" fo:background-color="transparent" style:font-weight-asian="bold" style:font-weight-complex="bold"/>
    </style:style>
    <style:style style:name="P51" style:family="paragraph" style:parent-style-name="Standard" style:list-style-name="L7">
      <loext:graphic-properties draw:fill="none"/>
      <style:paragraph-properties fo:margin-left="2cm" fo:margin-right="0cm" fo:text-align="start" style:justify-single-word="false" fo:text-indent="-0.6cm" style:auto-text-indent="false" fo:background-color="transparent"/>
      <style:text-properties style:use-window-font-color="true" fo:font-weight="bold" officeooo:rsid="001d9d74" officeooo:paragraph-rsid="001d9d74" fo:background-color="transparent" style:font-weight-asian="bold" style:font-weight-complex="bold"/>
    </style:style>
    <style:style style:name="P52" style:family="paragraph" style:parent-style-name="Standard" style:list-style-name="L7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fo:font-weight="bold" officeooo:rsid="001de2c3" officeooo:paragraph-rsid="001de2c3" fo:background-color="#72bf44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0f07b7"/>
    </style:style>
    <style:style style:name="T3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fo:font-weight="bold" officeooo:rsid="001fbdbf" fo:background-color="transparent" loext:char-shading-value="0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bold" officeooo:rsid="001de2c3" style:font-weight-asian="bold" style:font-weight-complex="bold"/>
    </style:style>
    <style:style style:name="T7" style:family="text">
      <style:text-properties style:use-window-font-color="true" fo:font-weight="bold" fo:background-color="#f58220" loext:char-shading-value="0" style:font-weight-asian="bold" style:font-weight-complex="bold"/>
    </style:style>
    <style:style style:name="T8" style:family="text">
      <style:text-properties style:use-window-font-color="true" fo:font-weight="bold" officeooo:rsid="0023cbdf" fo:background-color="#f58220" loext:char-shading-value="0" style:font-weight-asian="bold" style:font-weight-complex="bold"/>
    </style:style>
    <style:style style:name="T9" style:family="text">
      <style:text-properties fo:color="#ed1c24"/>
    </style:style>
    <style:style style:name="T10" style:family="text">
      <style:text-properties fo:color="#ed1c24" fo:font-weight="bold" style:font-weight-asian="bold" style:font-weight-complex="bold"/>
    </style:style>
    <style:style style:name="T11" style:family="text">
      <style:text-properties fo:color="#ed1c24" fo:font-weight="bold" officeooo:rsid="001575a3" style:font-weight-asian="bold" style:font-weight-complex="bold"/>
    </style:style>
    <style:style style:name="T12" style:family="text">
      <style:text-properties fo:color="#ed1c24" fo:font-weight="bold" officeooo:rsid="001575a3" style:font-weight-asian="bold" style:font-weight-complex="bold" fo:background-color="#ffffff"/>
    </style:style>
    <style:style style:name="T13" style:family="text">
      <style:text-properties fo:color="#ed1c24" fo:font-weight="bold" style:font-weight-asian="bold" style:font-weight-complex="bold" fo:background-color="#ffffff"/>
    </style:style>
    <style:style style:name="T14" style:family="text">
      <style:text-properties fo:color="#ed1c24" fo:font-weight="bold" officeooo:rsid="002dbc46" style:font-weight-asian="bold" style:font-weight-complex="bold" fo:background-color="#ffffff"/>
    </style:style>
    <style:style style:name="T15" style:family="text">
      <style:text-properties fo:color="#ed1c24" fo:font-weight="bold" officeooo:rsid="001575a3" fo:background-color="transparent" loext:char-shading-value="0" style:font-weight-asian="bold" style:font-weight-complex="bold"/>
    </style:style>
    <style:style style:name="T16" style:family="text">
      <style:text-properties fo:color="#ed1c24" fo:font-weight="bold" officeooo:rsid="001575a3" fo:background-color="transparent" loext:char-shading-value="0" style:font-weight-asian="bold" style:font-weight-complex="bold"/>
    </style:style>
    <style:style style:name="T17" style:family="text">
      <style:text-properties fo:color="#ed1c24" fo:font-weight="bold" fo:background-color="transparent" loext:char-shading-value="0" style:font-weight-asian="bold" style:font-weight-complex="bold"/>
    </style:style>
    <style:style style:name="T18" style:family="text">
      <style:text-properties fo:color="#ed1c24" fo:font-weight="bold" officeooo:rsid="001575a3" fo:background-color="#00a65d" loext:char-shading-value="0" style:font-weight-asian="bold" style:font-weight-complex="bold"/>
    </style:style>
    <style:style style:name="T19" style:family="text">
      <style:text-properties fo:color="#ed1c24" fo:font-weight="bold" officeooo:rsid="002db1ce" fo:background-color="#00a65d" loext:char-shading-value="0" style:font-weight-asian="bold" style:font-weight-complex="bold"/>
    </style:style>
    <style:style style:name="T20" style:family="text">
      <style:text-properties officeooo:rsid="000f07b7"/>
    </style:style>
    <style:style style:name="T21" style:family="text">
      <style:text-properties fo:color="#ef413d"/>
    </style:style>
    <style:style style:name="T22" style:family="text">
      <style:text-properties fo:color="#ef413d" fo:font-weight="normal" style:font-weight-asian="normal" style:font-weight-complex="normal"/>
    </style:style>
    <style:style style:name="T23" style:family="text">
      <style:text-properties officeooo:rsid="0010a726"/>
    </style:style>
    <style:style style:name="T24" style:family="text">
      <style:text-properties officeooo:rsid="001697b6"/>
    </style:style>
    <style:style style:name="T25" style:family="text">
      <style:text-properties fo:color="#f3715a"/>
    </style:style>
    <style:style style:name="T26" style:family="text">
      <style:text-properties fo:color="#f3715a" officeooo:rsid="001697b6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officeooo:rsid="00190afb"/>
    </style:style>
    <style:style style:name="T29" style:family="text">
      <style:text-properties fo:background-color="#fff200" loext:char-shading-value="0"/>
    </style:style>
    <style:style style:name="T30" style:family="text">
      <style:text-properties officeooo:rsid="0026c19a" fo:background-color="#fff200" loext:char-shading-value="0"/>
    </style:style>
    <style:style style:name="T31" style:family="text">
      <style:text-properties officeooo:rsid="00267afa"/>
    </style:style>
    <style:style style:name="T32" style:family="text">
      <style:text-properties officeooo:rsid="00296c88"/>
    </style:style>
    <style:style style:name="T33" style:family="text">
      <style:text-properties fo:background-color="transparent" loext:char-shading-value="0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weight="bold" officeooo:rsid="001575a3" style:font-weight-asian="bold" style:font-weight-complex="bold"/>
    </style:style>
    <style:style style:name="T36" style:family="text">
      <style:text-properties fo:font-weight="bold" officeooo:rsid="001575a3" style:font-weight-asian="bold" style:font-weight-complex="bold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ALAÇÃO DO SERVIDOR</text:p>
      <text:p text:style-name="P18"><text:span text:style-name="T34"/></text:p>
      <text:p text:style-name="P19"><text:span text:style-name="T34">Configuraçoes de redes iniciais no windows Servidor 2008</text:span></text:p>
      <text:p text:style-name="P10"/>
      <text:p text:style-name="P46"><text:span text:style-name="T23">Configuração</text:span> do servidor W8:</text:p>
      <text:list xml:id="list3755113525" text:style-name="L1">
        <text:list-item>
          <text:p text:style-name="P15">IP : 192.168.100.1</text:p>
        </text:list-item>
        <text:list-item>
          <text:p text:style-name="P15">Mascara: 255.255.255.0</text:p>
        </text:list-item>
        <text:list-item>
          <text:p text:style-name="P15">Gateway: <text:s/>192.168.100.254</text:p>
        </text:list-item>
        <text:list-item>
          <text:p text:style-name="P15">DNS: vamos usar o ip do próprio SERVIDOR: <text:s/>192.168.100.1</text:p>
        </text:list-item>
        <text:list-item>
          <text:p text:style-name="P15">alterar o nome do computador: srv100</text:p>
        </text:list-item>
      </text:list>
      <text:p text:style-name="P14"/>
      <text:p text:style-name="P1">agor<text:span text:style-name="T27">a vamos no menu escreve: </text:span><text:span text:style-name="T22">ncpa.cpl</text:span><text:span text:style-name="T27"> abre as conexões de redes </text:span></text:p>
      <text:list xml:id="list3984899554" text:style-name="L2">
        <text:list-item>
          <text:p text:style-name="P16">ipconfig</text:p>
          <text:p text:style-name="P21">depois de configguracoes vai no cmd e digitgite <text:s/></text:p>
        </text:list-item>
        <text:list-item>
          <text:p text:style-name="P22"><text:span text:style-name="T20">D</text:span>epis vamos mudar <text:span text:style-name="T21">nome do computador</text:span></text:p>
        </text:list-item>
        <text:list-item>
          <text:p text:style-name="P43"><text:span text:style-name="T1">Depis vamos na opcoa </text:span><text:span text:style-name="T21">alterar</text:span><text:span text:style-name="T1"> </text:span></text:p>
        </text:list-item>
        <text:list-item>
          <text:p text:style-name="P43"><text:span text:style-name="T2">P</text:span><text:span text:style-name="T1">ara voltar nas tarefas de configuracoes digite </text:span><text:span text:style-name="T21">oobe</text:span></text:p>
          <text:p text:style-name="P43"><text:span text:style-name="T21"/></text:p>
        </text:list-item>
      </text:list>
      <text:p text:style-name="P48">Adicionar funcoes</text:p>
      <text:p text:style-name="P47"><text:s text:c="7"/>1. A funcao que será instalado do ADDS</text:p>
      <text:p text:style-name="P24">vamos clicqr no adicionar funcoes</text:p>
      <text:p text:style-name="P36"/>
      <text:list xml:id="list3768227675" text:style-name="L3">
        <text:list-item>
          <text:p text:style-name="P23">ADD – servioes de domínio do active Directorty</text:p>
          <text:p text:style-name="P38">de pois de instalar ADD</text:p>
          <text:p text:style-name="P38"/>
          <text:p text:style-name="P38"><text:span text:style-name="T18">C</text:span><text:span text:style-name="T19">RIACAO <text:s/>E CONFIGURACAO DE UM DOMINIO ADDS</text:span></text:p>
          <text:p text:style-name="P38"><text:span text:style-name="T19"/></text:p>
        </text:list-item>
        <text:list-item>
          <text:p text:style-name="P38"><text:s/>agora vamos configurar vamos usar comando <text:span text:style-name="T9">dcpromo</text:span></text:p>
        </text:list-item>
        <text:list-item>
          <text:p text:style-name="P39">depois nomear o Dominio da Raiz da Floresta Exemplo: <text:span text:style-name="T9">dc100.com</text:span></text:p>
          <text:p text:style-name="P39"><text:span text:style-name="T9"/></text:p>
        </text:list-item>
      </text:list>
      <text:p text:style-name="P42"><text:span text:style-name="T10"/></text:p>
      <text:p text:style-name="P42"><text:span text:style-name="T10"/></text:p>
      <text:p text:style-name="P40"><text:span text:style-name="T16"/></text:p>
      <text:p text:style-name="P41"><text:span text:style-name="T12">B</text:span><text:span text:style-name="T13">ACKUP </text:span><text:span text:style-name="T14">E RESTAURACAO DE ARQUIVOS E PASTAS</text:span></text:p>
      <text:list xml:id="list112257112321978" text:continue-numbering="true" text:style-name="L3">
        <text:list-header>
          <text:p text:style-name="P25">1. vamos nos recuros </text:p>
          <text:p text:style-name="P25">2. vamos instalar <text:span text:style-name="T24">R</text:span><text:span text:style-name="T26">esurcoes de </text:span><text:span text:style-name="T25"><text:s/>backup </text:span><text:span text:style-name="T26">do windows Server</text:span></text:p>
        </text:list-header>
      </text:list>
      <text:p text:style-name="P2"><text:span text:style-name="T26"><text:s text:c="4"/></text:span><text:span text:style-name="T28">Agora Vamos Pegar Alguns dados do servidor como domínio e conexões de redes</text:span></text:p>
      <text:list xml:id="list2186271362" text:style-name="L4">
        <text:list-item>
          <text:p text:style-name="P44">ex: dc100.com</text:p>
        </text:list-item>
        <text:list-item>
          <text:p text:style-name="P44">192.168.100.1</text:p>
        </text:list-item>
      </text:list>
      <text:p text:style-name="P11">De novo BACKUP</text:p>
      <text:p text:style-name="P11">como fazer backup :</text:p>
      <text:list xml:id="list3532783743" text:style-name="L5">
        <text:list-item>
          <text:p text:style-name="P26">Vamos na opção na Ferramentas administraitva</text:p>
        </text:list-item>
        <text:list-item>
          <text:p text:style-name="P26">vamos na opção <text:span text:style-name="T29">BACKUP clicliq</text:span></text:p>
        </text:list-item>
        <text:list-item>
          <text:p text:style-name="P26">Vamos criar na Opcao Backup Unico</text:p>
        </text:list-item>
      </text:list>
      <text:p text:style-name="P6">CRIAR USUARIOS E Computadores do Active Directory</text:p>
      <text:p text:style-name="P6"/>
      <text:p text:style-name="P7">Grupos:</text:p>
      <text:list xml:id="list1415458395" text:style-name="L6">
        <text:list-item>
          <text:p text:style-name="P27">group de distribuição</text:p>
          <text:p text:style-name="P27"/>
        </text:list-item>
        <text:list-item>
          <text:p text:style-name="P33">group de segurança: </text:p>
        </text:list-item>
      </text:list>
      <text:list xml:id="list1452661682" text:style-name="L7">
        <text:list-item>
          <text:p text:style-name="P50">Pode ter permissões atribuídas</text:p>
        </text:list-item>
        <text:list-item>
          <text:p text:style-name="P51">Também podem ser habilitados para aplicacoes de e-mail.</text:p>
          <text:p text:style-name="P52"><text:soft-page-break/>Tembem os grupo se divente em:</text:p>
        </text:list-item>
        <text:list-item>
          <text:p text:style-name="P28">Dominio Local</text:p>
          <text:p text:style-name="P28"><text:s/>são usados primeramente para gerenciar permissões a recursos</text:p>
        </text:list-item>
        <text:list-item>
          <text:p text:style-name="P28">Global</text:p>
          <text:p text:style-name="P28">- usados primeramente para definir coleccoes de objectos de domínio baseado em regras do negocio</text:p>
          <text:p text:style-name="P45"><text:span text:style-name="T3">- </text:span><text:span text:style-name="T4">pode incluir como membros usuarios, Pc e outros grupos</text:span></text:p>
        </text:list-item>
        <text:list-item>
          <text:p text:style-name="P28">Universal</text:p>
        </text:list-item>
      </text:list>
      <text:p text:style-name="P3"/>
      <text:p text:style-name="P12"><text:span text:style-name="T6">V</text:span><text:span text:style-name="T5">AMOS CRIAR GRUPO</text:span></text:p>
      <text:p text:style-name="P4">tamem vamos criar unidade organizacional</text:p>
      <text:p text:style-name="P4"/>
      <text:p text:style-name="P13"><text:span text:style-name="T8">INSTALACOES DO SERVIDOR </text:span><text:span text:style-name="T7">DCHP</text:span><text:span text:style-name="T5"> – Dynamic Host Configurtion Protocol</text:span></text:p>
      <text:p text:style-name="P13"><text:span text:style-name="T5"/></text:p>
      <text:p text:style-name="P20">Servidor de Arquivos</text:p>
      <text:list xml:id="list1483767444" text:style-name="L8">
        <text:list-header>
          <text:p text:style-name="P29"><text:span text:style-name="T29">compartilhamento de Arquivos</text:span> </text:p>
          <text:p text:style-name="P30"><text:s text:c="4"/><text:span text:style-name="T31">1. Clique a pasta que quer compartilhar lado directo da mouse e vai na propredade, vai na opção compartilhamento avancado</text:span></text:p>
          <text:p text:style-name="P30"/>
          <text:p text:style-name="P34">Pastas primussies:</text:p>
          <text:p text:style-name="P30"><text:span text:style-name="T29"><text:s text:c="5"/>- </text:span><text:span text:style-name="T30">compartilhamento (NIVEL DE REDES)</text:span></text:p>
          <text:p text:style-name="P35"><text:s text:c="5"/>- NTFS (Segurnaca) (NIVEL DE LOCAL)</text:p>
        </text:list-header>
        <text:list-item>
          <text:p text:style-name="P31"><text:span text:style-name="T30">A </text:span><text:span text:style-name="T29">gora vamos de nome na pasta de compartilhamento </text:span><text:span text:style-name="T31"><text:s/>lado directo da mouse e vai na propredade, </text:span>ate a opção de Segurnaca</text:p>
        </text:list-item>
      </text:list>
      <text:p text:style-name="P5"/>
      <text:p text:style-name="P37">INSTALAÇÃO de WEB</text:p>
      <text:p text:style-name="P32">servidor web</text:p>
      <text:p text:style-name="P37"/>
      <text:p text:style-name="P8"><text:span text:style-name="T33">NOTA DEPOIS DE FAZER ALTERACAO GPO: use esse comando: </text:span><text:s/><text:span text:style-name="T32">gpupdate /force</text:span></text:p>
      <text:p text:style-name="P8"/>
      <text:p text:style-name="P8"/>
      <text:p text:style-name="P8"/>
      <text:p text:style-name="P9">Triagem de Arquivos:</text:p>
      <text:p text:style-name="P9">para impetir a quel usuario a usar servidor para guardar film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37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3:05:03.548352297</meta:creation-date>
    <dc:date>2020-11-07T11:22:56.167914950</dc:date>
    <meta:editing-duration>P1DT20M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392" meta:character-count="2376" meta:non-whitespace-character-count="2032"/>
  </office:meta>
</office:document-meta>
</file>